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2.046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5.5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3" table:default-cell-style-name="ce8"/>
        <table:table-column table:style-name="co9" table:default-cell-style-name="ce8"/>
        <table:table-column table:style-name="co10" table:number-columns-repeated="1010" table:default-cell-style-name="ce8"/>
        <table:table-row table:style-name="ro1">
          <table:table-cell table:style-name="ce1" office:value-type="string" calcext:value-type="string" table:number-columns-spanned="1" table:number-rows-spanned="3">
            <text:p>Inbee</text:p>
          </table:table-cell>
          <table:table-cell table:style-name="ce9" office:value-type="string" calcext:value-type="string">
            <text:p>Melis Gülenay*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3"/>
          <table:table-cell table:style-name="ce1" table:formula="of:=[.C1]*0.1+[.D1]*0.15+[.E1]*0.15+[.F1]*0.2+[.G1]*0.4+[.H1]+[.I1]+[.J1]" office:value-type="float" office:value="67.8" calcext:value-type="float">
            <text:p>67,8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9" office:value-type="string" calcext:value-type="string">
            <text:p>Songül Saraç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3"/>
          <table:table-cell table:style-name="ce1" table:formula="of:=[.C2]*0.1+[.D2]*0.15+[.E2]*0.15+[.F2]*0.2+[.G2]*0.4+[.H2]+[.I2]+[.J2]" office:value-type="float" office:value="67" calcext:value-type="float">
            <text:p>67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9" office:value-type="string" calcext:value-type="string">
            <text:p>Turgut Can Aydınalev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3"/>
          <table:table-cell table:style-name="ce1" table:formula="of:=[.C3]*0.1+[.D3]*0.15+[.E3]*0.15+[.F3]*0.2+[.G3]*0.4+[.H3]+[.I3]+[.J3]" office:value-type="float" office:value="65" calcext:value-type="float">
            <text:p>6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echbee</text:p>
          </table:table-cell>
          <table:table-cell table:style-name="ce9" office:value-type="string" calcext:value-type="string">
            <text:p>Cem Yusuf Aydoğdu*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0" calcext:value-type="float">
            <text:p>7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4]*0.1+[.D4]*0.15+[.E4]*0.15+[.F4]*0.2+[.G4]*0.4+[.H4]+[.I4]+[.J4]" office:value-type="float" office:value="64.3" calcext:value-type="float">
            <text:p>64,3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10" office:value-type="string" calcext:value-type="string">
            <text:p>Ekrem Cihad Çetin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5]*0.1+[.D5]*0.15+[.E5]*0.15+[.F5]*0.2+[.G5]*0.4+[.H5]+[.I5]+[.J5]" office:value-type="float" office:value="64.7" calcext:value-type="float">
            <text:p>64,7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9" office:value-type="string" calcext:value-type="string">
            <text:p>İhsan Burak Çağlar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0" calcext:value-type="float">
            <text:p>7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6]*0.1+[.D6]*0.15+[.E6]*0.15+[.F6]*0.2+[.G6]*0.4+[.H6]+[.I6]+[.J6]" office:value-type="float" office:value="57.1" calcext:value-type="float">
            <text:p>57,1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IRCS</text:p>
          </table:table-cell>
          <table:table-cell table:style-name="ce9" office:value-type="string" calcext:value-type="string">
            <text:p>Rutkay Bozkurt*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.5" calcext:value-type="float">
            <text:p>78,5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7]*0.1+[.D7]*0.15+[.E7]*0.15+[.F7]*0.2+[.G7]*0.4+[.H7]+[.I7]+[.J7]" office:value-type="float" office:value="58.65" calcext:value-type="float">
            <text:p>58,6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9" office:value-type="string" calcext:value-type="string">
            <text:p>Türker Ünlü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.5" calcext:value-type="float">
            <text:p>78,5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8]*0.1+[.D8]*0.15+[.E8]*0.15+[.F8]*0.2+[.G8]*0.4+[.H8]+[.I8]+[.J8]" office:value-type="float" office:value="63.05" calcext:value-type="float">
            <text:p>63,0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9" office:value-type="string" calcext:value-type="string">
            <text:p>Taha Emre 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.5" calcext:value-type="float">
            <text:p>78,5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9]*0.1+[.D9]*0.15+[.E9]*0.15+[.F9]*0.2+[.G9]*0.4+[.H9]+[.I9]+[.J9]" office:value-type="float" office:value="63.05" calcext:value-type="float">
            <text:p>63,0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he X</text:p>
          </table:table-cell>
          <table:table-cell table:style-name="ce9" office:value-type="string" calcext:value-type="string">
            <text:p>Haydar Şahin*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8.5" calcext:value-type="float">
            <text:p>88,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C10]*0.1+[.D10]*0.15+[.E10]*0.15+[.F10]*0.2+[.G10]*0.4+[.H10]+[.I10]+[.J10]" office:value-type="float" office:value="75.3" calcext:value-type="float">
            <text:p>75,3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9" office:value-type="string" calcext:value-type="string">
            <text:p>Arda Özdere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3.5" calcext:value-type="float">
            <text:p>83,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C11]*0.1+[.D11]*0.15+[.E11]*0.15+[.F11]*0.2+[.G11]*0.4+[.H11]+[.I11]+[.J11]" office:value-type="float" office:value="77.9" calcext:value-type="float">
            <text:p>77,9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10" office:value-type="string" calcext:value-type="string">
            <text:p>Tamer Temizer 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3.5" calcext:value-type="float">
            <text:p>83,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C12]*0.1+[.D12]*0.15+[.E12]*0.15+[.F12]*0.2+[.G12]*0.4+[.H12]+[.I12]+[.J12]" office:value-type="float" office:value="70.7" calcext:value-type="float">
            <text:p>70,7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sudo</text:p>
          </table:table-cell>
          <table:table-cell table:style-name="ce11" office:value-type="string" calcext:value-type="string">
            <text:p>Anıl YILDIRIM*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style-name="ce1" table:formula="of:=[.C13]*0.1+[.D13]*0.15+[.E13]*0.15+[.F13]*0.2+[.G13]*0.4+[.H13]+[.I13]+[.J13]" office:value-type="float" office:value="49.7" calcext:value-type="float">
            <text:p>49,7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9" office:value-type="string" calcext:value-type="string">
            <text:p>Furkan AKGÜN 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style-name="ce1" table:formula="of:=[.C14]*0.1+[.D14]*0.15+[.E14]*0.15+[.F14]*0.2+[.G14]*0.4+[.H14]+[.I14]+[.J14]" office:value-type="float" office:value="51.3" calcext:value-type="float">
            <text:p>51,3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10" office:value-type="string" calcext:value-type="string">
            <text:p>Uğur BÜYÜKYILMAZ 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style-name="ce1" table:formula="of:=[.C15]*0.1+[.D15]*0.15+[.E15]*0.15+[.F15]*0.2+[.G15]*0.4+[.H15]+[.I15]+[.J15]" office:value-type="float" office:value="43.3" calcext:value-type="float">
            <text:p>43,3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3">
            <text:p>DreamTech</text:p>
          </table:table-cell>
          <table:table-cell table:style-name="ce12" office:value-type="string" calcext:value-type="string">
            <text:p>Elif Benli*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16]*0.1+[.D16]*0.15+[.E16]*0.15+[.F16]*0.2+[.G16]*0.4+[.H16]+[.I16]+[.J16]" office:value-type="float" office:value="62.6" calcext:value-type="float">
            <text:p>62,6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5"/>
          <table:table-cell table:style-name="ce13" office:value-type="string" calcext:value-type="string">
            <text:p>İlkan Engin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17]*0.1+[.D17]*0.15+[.E17]*0.15+[.F17]*0.2+[.G17]*0.4+[.H17]+[.I17]+[.J17]" office:value-type="float" office:value="71.4" calcext:value-type="float">
            <text:p>71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6"/>
          <table:table-cell table:style-name="ce13" office:value-type="string" calcext:value-type="string">
            <text:p>Chousein Giousouf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18]*0.1+[.D18]*0.15+[.E18]*0.15+[.F18]*0.2+[.G18]*0.4+[.H18]+[.I18]+[.J18]" office:value-type="float" office:value="66.4" calcext:value-type="float">
            <text:p>66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3LINE</text:p>
          </table:table-cell>
          <table:table-cell table:style-name="ce11" office:value-type="string" calcext:value-type="string">
            <text:p>CELAL UÇAR*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3"/>
          <table:table-cell table:style-name="ce1" table:formula="of:=[.C19]*0.1+[.D19]*0.15+[.E19]*0.15+[.F19]*0.2+[.G19]*0.4+[.H19]+[.I19]+[.J19]" office:value-type="float" office:value="65.85" calcext:value-type="float">
            <text:p>65,8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11" office:value-type="string" calcext:value-type="string">
            <text:p>BÜŞRA UÇAR 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style-name="ce1" table:formula="of:=[.C20]*0.1+[.D20]*0.15+[.E20]*0.15+[.F20]*0.2+[.G20]*0.4+[.H20]+[.I20]+[.J20]" office:value-type="float" office:value="64.25" calcext:value-type="float">
            <text:p>64,2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11" office:value-type="string" calcext:value-type="string">
            <text:p>FARUK DOĞAN 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style-name="ce1" table:formula="of:=[.C21]*0.1+[.D21]*0.15+[.E21]*0.15+[.F21]*0.2+[.G21]*0.4+[.H21]+[.I21]+[.J21]" office:value-type="float" office:value="59.85" calcext:value-type="float">
            <text:p>59,8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ravelers</text:p>
          </table:table-cell>
          <table:table-cell table:style-name="ce9" office:value-type="string" calcext:value-type="string">
            <text:p>Merve Dilara Tamer*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8" calcext:value-type="float">
            <text:p>68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3"/>
          <table:table-cell table:style-name="ce1" table:formula="of:=[.C22]*0.1+[.D22]*0.15+[.E22]*0.15+[.F22]*0.2+[.G22]*0.4+[.H22]+[.I22]+[.J22]" office:value-type="float" office:value="56.6" calcext:value-type="float">
            <text:p>56,6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Edagül Ert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3" calcext:value-type="float">
            <text:p>6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style-name="ce1" table:formula="of:=[.C23]*0.1+[.D23]*0.15+[.E23]*0.15+[.F23]*0.2+[.G23]*0.4+[.H23]+[.I23]+[.J23]" office:value-type="float" office:value="39.6" calcext:value-type="float">
            <text:p>39,6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Gülenay Yıldırım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8" calcext:value-type="float">
            <text:p>5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1" table:formula="of:=[.C24]*0.1+[.D24]*0.15+[.E24]*0.15+[.F24]*0.2+[.G24]*0.4+[.H24]+[.I24]+[.J24]" office:value-type="float" office:value="37.4" calcext:value-type="float">
            <text:p>37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he IT Crowd</text:p>
          </table:table-cell>
          <table:table-cell table:style-name="ce9" office:value-type="string" calcext:value-type="string">
            <text:p>Adem YENİCE*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5" calcext:value-type="float">
            <text:p>15</text:p>
          </table:table-cell>
          <table:table-cell table:style-name="ce1" table:number-columns-repeated="3"/>
          <table:table-cell table:style-name="ce1" table:formula="of:=[.C25]*0.1+[.D25]*0.15+[.E25]*0.15+[.F25]*0.2+[.G25]*0.4+[.H25]+[.I25]+[.J25]" office:value-type="float" office:value="51.9" calcext:value-type="float">
            <text:p>51,9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Mert KURTCAN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" calcext:value-type="float">
            <text:p>29</text:p>
          </table:table-cell>
          <table:table-cell table:style-name="ce1" table:number-columns-repeated="3"/>
          <table:table-cell table:style-name="ce1" table:formula="of:=[.C26]*0.1+[.D26]*0.15+[.E26]*0.15+[.F26]*0.2+[.G26]*0.4+[.H26]+[.I26]+[.J26]" office:value-type="float" office:value="57.5" calcext:value-type="float">
            <text:p>57,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Ramazan Kılıç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3" calcext:value-type="float">
            <text:p>23</text:p>
          </table:table-cell>
          <table:table-cell table:style-name="ce1" table:number-columns-repeated="3"/>
          <table:table-cell table:style-name="ce1" table:formula="of:=[.C27]*0.1+[.D27]*0.15+[.E27]*0.15+[.F27]*0.2+[.G27]*0.4+[.H27]+[.I27]+[.J27]" office:value-type="float" office:value="54.1" calcext:value-type="float">
            <text:p>54,1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echMen</text:p>
          </table:table-cell>
          <table:table-cell table:style-name="ce9" office:value-type="string" calcext:value-type="string">
            <text:p>Alper Kocabıyık*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6" calcext:value-type="float">
            <text:p>76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style-name="ce1" table:formula="of:=[.C28]*0.1+[.D28]*0.15+[.E28]*0.15+[.F28]*0.2+[.G28]*0.4+[.H28]+[.I28]+[.J28]" office:value-type="float" office:value="50.25" calcext:value-type="float">
            <text:p>50,2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Ercan Alp Serteli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6" calcext:value-type="float">
            <text:p>76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3"/>
          <table:table-cell table:style-name="ce1" table:formula="of:=[.C29]*0.1+[.D29]*0.15+[.E29]*0.15+[.F29]*0.2+[.G29]*0.4+[.H29]+[.I29]+[.J29]" office:value-type="float" office:value="63.45" calcext:value-type="float">
            <text:p>63,4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Mbwey Bızwa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1" calcext:value-type="float">
            <text:p>7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style-name="ce1" table:formula="of:=[.C30]*0.1+[.D30]*0.15+[.E30]*0.15+[.F30]*0.2+[.G30]*0.4+[.H30]+[.I30]+[.J30]" office:value-type="float" office:value="48.85" calcext:value-type="float">
            <text:p>48,8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3">
            <text:p>Yıldızlar</text:p>
          </table:table-cell>
          <table:table-cell table:style-name="ce9" office:value-type="string" calcext:value-type="string">
            <text:p>Ahmet Fehim Erdoğan*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72" calcext:value-type="float">
            <text:p>72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3"/>
          <table:table-cell table:style-name="ce1" table:formula="of:=[.C31]*0.1+[.D31]*0.15+[.E31]*0.15+[.F31]*0.2+[.G31]*0.4+[.H31]+[.I31]+[.J31]" office:value-type="float" office:value="58.4" calcext:value-type="float">
            <text:p>58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9" office:value-type="string" calcext:value-type="string">
            <text:p>Hakan Çoban <text:s text:c="8"/>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72" calcext:value-type="float">
            <text:p>7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style-name="ce1" table:formula="of:=[.C32]*0.1+[.D32]*0.15+[.E32]*0.15+[.F32]*0.2+[.G32]*0.4+[.H32]+[.I32]+[.J32]" office:value-type="float" office:value="44.8" calcext:value-type="float">
            <text:p>44,8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4"/>
          <table:table-cell table:style-name="ce11" office:value-type="string" calcext:value-type="string">
            <text:p>Muhammed Habib Beyatlı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7" calcext:value-type="float">
            <text:p>77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3"/>
          <table:table-cell table:style-name="ce1" table:formula="of:=[.C33]*0.1+[.D33]*0.15+[.E33]*0.15+[.F33]*0.2+[.G33]*0.4+[.H33]+[.I33]+[.J33]" office:value-type="float" office:value="53.8" calcext:value-type="float">
            <text:p>53,8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3">
            <text:p>TiredMinds</text:p>
          </table:table-cell>
          <table:table-cell table:style-name="ce11" office:value-type="string" calcext:value-type="string">
            <text:p>Ibrahim Tozlu*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7.5" calcext:value-type="float">
            <text:p>87,5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3"/>
          <table:table-cell table:style-name="ce1" table:formula="of:=[.C34]*0.1+[.D34]*0.15+[.E34]*0.15+[.F34]*0.2+[.G34]*0.4+[.H34]+[.I34]+[.J34]" office:value-type="float" office:value="81.35" calcext:value-type="float">
            <text:p>81,3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1" office:value-type="string" calcext:value-type="string">
            <text:p>Berkan Dina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7.5" calcext:value-type="float">
            <text:p>87,5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3"/>
          <table:table-cell table:style-name="ce1" table:formula="of:=[.C35]*0.1+[.D35]*0.15+[.E35]*0.15+[.F35]*0.2+[.G35]*0.4+[.H35]+[.I35]+[.J35]" office:value-type="float" office:value="69.75" calcext:value-type="float">
            <text:p>69,7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4"/>
          <table:table-cell table:style-name="ce9"/>
          <table:table-cell table:style-name="ce4" table:number-columns-repeated="4"/>
          <table:table-cell table:style-name="ce1" table:number-columns-repeated="6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7" office:value-type="string" calcext:value-type="string">
            <text:p>Group name</text:p>
          </table:table-cell>
          <table:table-cell table:style-name="ce7" office:value-type="string" calcext:value-type="string">
            <text:p>Team Members</text:p>
          </table:table-cell>
          <table:table-cell table:style-name="ce1" office:value-type="string" calcext:value-type="string">
            <text:p>Project1</text:p>
          </table:table-cell>
          <table:table-cell table:style-name="ce1" office:value-type="string" calcext:value-type="string">
            <text:p>Project2</text:p>
          </table:table-cell>
          <table:table-cell table:style-name="ce1" office:value-type="string" calcext:value-type="string">
            <text:p>Project3</text:p>
          </table:table-cell>
          <table:table-cell table:style-name="ce1" office:value-type="string" calcext:value-type="string">
            <text:p>Presentation</text:p>
          </table:table-cell>
          <table:table-cell table:style-name="ce4" office:value-type="string" calcext:value-type="string">
            <text:p>Final Exam</text:p>
          </table:table-cell>
          <table:table-cell table:style-name="ce4" office:value-type="string" calcext:value-type="string">
            <text:p>Bonus (UÇARI)</text:p>
          </table:table-cell>
          <table:table-cell table:style-name="ce4" office:value-type="string" calcext:value-type="string">
            <text:p>Bonus (ITU Cekirdek)</text:p>
          </table:table-cell>
          <table:table-cell table:style-name="ce4" office:value-type="string" calcext:value-type="string">
            <text:p>Bonus (TÜBİTAK)</text:p>
          </table:table-cell>
          <table:table-cell table:style-name="ce1" office:value-type="string" calcext:value-type="string">
            <text:p>Grade</text:p>
          </table:table-cell>
          <table:table-cell table:style-name="ce7" office:value-type="string" calcext:value-type="string">
            <text:p>Letter Grade</text:p>
          </table:table-cell>
          <table:table-cell table:style-name="Default" table:number-columns-repeated="5"/>
          <table:table-cell table:number-columns-repeated="1007"/>
        </table:table-row>
        <table:table-row table:style-name="ro4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0"/>
          <table:table-cell table:number-columns-repeated="1007"/>
        </table:table-row>
        <table:table-row table:style-name="ro4">
          <table:table-cell/>
          <table:table-cell table:style-name="Default" table:number-columns-repeated="16"/>
          <table:table-cell table:number-columns-repeated="1007"/>
        </table:table-row>
        <table:table-row table:style-name="ro4">
          <table:table-cell/>
          <table:table-cell table:style-name="Default" table:number-columns-repeated="5"/>
          <table:table-cell table:style-name="Default" table:formula="of:=AVERAGE([.G1:.G35])" office:value-type="float" office:value="38.4857142857143" calcext:value-type="float">
            <text:p>38,4857142857</text:p>
          </table:table-cell>
          <table:table-cell table:style-name="Default" table:number-columns-repeated="3"/>
          <table:table-cell table:style-name="Default" table:formula="of:=AVERAGE([.K1:.K35])" office:value-type="float" office:value="59.9128571428571" calcext:value-type="float">
            <text:p>59,9128571429</text:p>
          </table:table-cell>
          <table:table-cell table:style-name="Default" table:number-columns-repeated="6"/>
          <table:table-cell table:number-columns-repeated="1007"/>
        </table:table-row>
        <table:table-row table:style-name="ro5">
          <table:table-cell/>
          <table:table-cell table:style-name="Default" table:number-columns-repeated="5"/>
          <table:table-cell table:style-name="Default" table:formula="of:=STDEV([.G1:.G35])" office:value-type="float" office:value="15.9232930169674" calcext:value-type="float">
            <text:p>15,923293017</text:p>
          </table:table-cell>
          <table:table-cell table:style-name="Default" table:number-columns-repeated="3"/>
          <table:table-cell table:style-name="Default" table:formula="of:=STDEV([.K1:.K35])" office:value-type="float" office:value="10.379563793234" calcext:value-type="float">
            <text:p>10,3795637932</text:p>
          </table:table-cell>
          <table:table-cell table:style-name="Default" table:number-columns-repeated="6"/>
          <table:table-cell table:number-columns-repeated="1007"/>
        </table:table-row>
        <table:table-row table:style-name="ro4">
          <table:table-cell/>
          <table:table-cell table:style-name="Default" table:number-columns-repeated="16"/>
          <table:table-cell table:number-columns-repeated="1007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6" table:formula="of:=MAX([.G1:.G35])" office:value-type="float" office:value="73" calcext:value-type="float">
            <text:p>73</text:p>
          </table:table-cell>
          <table:table-cell table:style-name="ce16" table:number-columns-repeated="3"/>
          <table:table-cell table:style-name="ce16" table:formula="of:=MAX([.K1:.K35])" office:value-type="float" office:value="81.35" calcext:value-type="float">
            <text:p>81</text:p>
          </table:table-cell>
          <table:table-cell table:style-name="ce16"/>
          <table:table-cell table:style-name="ce14" table:number-columns-repeated="5"/>
          <table:table-cell table:number-columns-repeated="1007"/>
        </table:table-row>
        <table:table-row table:style-name="ro4">
          <table:table-cell/>
          <table:table-cell table:style-name="ce14"/>
          <table:table-cell table:style-name="ce16" table:number-columns-repeated="4"/>
          <table:table-cell table:style-name="ce16" table:formula="of:=MIN([.G1:.G35])" office:value-type="float" office:value="11" calcext:value-type="float">
            <text:p>11</text:p>
          </table:table-cell>
          <table:table-cell table:style-name="ce16" table:number-columns-repeated="3"/>
          <table:table-cell table:style-name="ce16" table:formula="of:=MIN([.K1:.K35])" office:value-type="float" office:value="37.4" calcext:value-type="float">
            <text:p>37</text:p>
          </table:table-cell>
          <table:table-cell table:style-name="ce16"/>
          <table:table-cell table:style-name="ce14" table:number-columns-repeated="5"/>
          <table:table-cell table:number-columns-repeated="1007"/>
        </table:table-row>
        <table:table-row table:style-name="ro1">
          <table:table-cell/>
          <table:table-cell table:style-name="ce14"/>
          <table:table-cell table:style-name="ce16" table:number-columns-repeated="10"/>
          <table:table-cell table:style-name="ce14" table:number-columns-repeated="5"/>
          <table:table-cell table:number-columns-repeated="100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0110P0" style:volatile="true" number:language="tr" number:country="TR">
      <number:number number:decimal-places="0" number:min-integer-digits="1" number:grouping="true"/>
      <number:text> TL</number:text>
    </number:number-style>
    <number:number-style style:name="N10110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10110P0"/>
    </number:number-style>
    <number:number-style style:name="N10111P0" style:volatile="true" number:language="tr" number:country="TR">
      <number:number number:decimal-places="0" number:min-integer-digits="1" number:grouping="true"/>
      <number:text> TL</number:text>
    </number:number-style>
    <number:number-style style:name="N10111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2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2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10113P0"/>
    </number:number-style>
    <number:date-style style:name="N10114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5" number:language="tr" number:country="TR">
      <number:month number:textual="true"/>
      <number:text>.</number:text>
      <number:year/>
    </number:date-style>
    <number:time-style style:name="N10116" number:language="tr" number:country="TR">
      <number:hours/>
      <number:text>:</number:text>
      <number:minutes number:style="long"/>
      <number:text> </number:text>
      <number:am-pm/>
    </number:time-style>
    <number:time-style style:name="N1011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tr" number:country="TR">
      <number:number number:decimal-places="0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tr" number:country="TR">
      <number:number number:decimal-places="0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2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tr" number:country="TR">
      <number:number number:decimal-places="2" number:min-integer-digits="1" number:grouping="true"/>
      <number:text>     </number:text>
    </number:number-style>
    <number:number-style style:name="N10122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tr" number:country="TR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tr" number:country="TR">
      <number:text> </number:text>
      <loext:fill-character> </loext:fill-character>
      <number:text>-     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tr" number:country="TR">
      <number:text> </number:text>
      <loext:fill-character> </loext:fill-character>
      <number:number number:decimal-places="0" number:min-integer-digits="1" number:grouping="true"/>
      <number:text> TL </number:text>
    </number:number-style>
    <number:number-style style:name="N10124P1" style:volatile="true" number:language="tr" number:country="TR">
      <number:text>-</number:text>
      <loext:fill-character> </loext:fill-character>
      <number:number number:decimal-places="0" number:min-integer-digits="1" number:grouping="true"/>
      <number:text> TL </number:text>
    </number:number-style>
    <number:number-style style:name="N10124P2" style:volatile="true" number:language="tr" number:country="TR">
      <number:text> </number:text>
      <loext:fill-character> </loext:fill-character>
      <number:text>- TL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tr" number:country="TR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tr" number:country="TR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tr" number:country="TR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number:text> </number:text>
      <loext:fill-character> </loext:fill-character>
      <number:number number:decimal-places="2" number:min-integer-digits="1" number:grouping="true"/>
      <number:text> TL </number:text>
    </number:number-style>
    <number:number-style style:name="N10126P1" style:volatile="true" number:language="tr" number:country="TR">
      <number:text>-</number:text>
      <loext:fill-character> </loext:fill-character>
      <number:number number:decimal-places="2" number:min-integer-digits="1" number:grouping="true"/>
      <number:text> TL </number:text>
    </number:number-style>
    <number:number-style style:name="N10126P2" style:volatile="true" number:language="tr" number:country="TR">
      <number:text> </number:text>
      <loext:fill-character> </loext:fill-character>
      <number:text>-</number:text>
      <number:number number:decimal-places="0" number:min-integer-digits="0"/>
      <number:text> TL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6-01T21:36:17.894326534</dc:date>
    <meta:generator>LibreOffice/4.2.8.2$Linux_X86_64 LibreOffice_project/420m0$Build-2</meta:generator>
    <meta:document-statistic meta:table-count="1" meta:cell-count="2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